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/>
    </style:style>
    <style:style style:name="P2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fea1a" officeooo:paragraph-rsid="001fea1a" fo:background-color="#ffff99"/>
    </style:style>
    <style:style style:name="P3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e098d" officeooo:paragraph-rsid="001e098d"/>
    </style:style>
    <style:style style:name="P4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2d2f" fo:background-color="#ffff00"/>
    </style:style>
    <style:style style:name="P5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2d2f" fo:background-color="transparent"/>
    </style:style>
    <style:style style:name="P6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8ca87" officeooo:paragraph-rsid="0028ca87" fo:background-color="transparent"/>
    </style:style>
    <style:style style:name="P7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9f9c0" officeooo:paragraph-rsid="0029f9c0" fo:background-color="transparent"/>
    </style:style>
    <style:style style:name="P8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19543" officeooo:paragraph-rsid="00319543" fo:background-color="transparent"/>
    </style:style>
    <style:style style:name="P9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28c66" officeooo:paragraph-rsid="00328c66" fo:background-color="transparent"/>
    </style:style>
    <style:style style:name="P10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6ce42" officeooo:paragraph-rsid="0036ce42" fo:background-color="transparent"/>
    </style:style>
    <style:style style:name="P11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 fo:background-color="transparent"/>
    </style:style>
    <style:style style:name="P12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 fo:background-color="#dddddd"/>
    </style:style>
    <style:style style:name="P13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officeooo:rsid="0037ce83" officeooo:paragraph-rsid="0036ce42" fo:background-color="transparent"/>
    </style:style>
    <style:style style:name="P14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/>
    </style:style>
    <style:style style:name="P15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9f9c0" officeooo:paragraph-rsid="0029f9c0" fo:background-color="transparent"/>
    </style:style>
    <style:style style:name="P16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1ae302" officeooo:paragraph-rsid="001ae302" fo:background-color="#dddddd"/>
    </style:style>
    <style:style style:name="P17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2d2f" fo:background-color="transparent"/>
    </style:style>
    <style:style style:name="P18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398c3" fo:background-color="transparent"/>
    </style:style>
    <style:style style:name="P19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32d2f" officeooo:paragraph-rsid="0025b693" fo:background-color="transparent"/>
    </style:style>
    <style:style style:name="P20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9f9c0" officeooo:paragraph-rsid="0029f9c0" fo:background-color="transparent"/>
    </style:style>
    <style:style style:name="P21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2d632f" officeooo:paragraph-rsid="002d632f" fo:background-color="transparent"/>
    </style:style>
    <style:style style:name="P22" style:family="paragraph" style:parent-style-name="Preformatted_20_Text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28c66" officeooo:paragraph-rsid="00328c66" fo:background-color="transparent"/>
    </style:style>
    <style:style style:name="P23" style:family="paragraph" style:parent-style-name="Text_20_body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24" style:family="paragraph" style:parent-style-name="Text_20_body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fo:background-color="#dddddd"/>
    </style:style>
    <style:style style:name="P25" style:family="paragraph" style:parent-style-name="Preformatted_20_Text">
      <style:paragraph-properties fo:margin-top="0in" fo:margin-bottom="0in" style:contextual-spacing="false" style:line-height-at-least="0.2291in" fo:widows="1" fo:padding="0in" fo:border="none"/>
    </style:style>
    <style:style style:name="P26" style:family="paragraph" style:parent-style-name="Text_20_body">
      <style:text-properties officeooo:rsid="0037ce83" officeooo:paragraph-rsid="0037ce83" fo:background-color="transparent"/>
    </style:style>
    <style:style style:name="P27" style:family="paragraph" style:parent-style-name="Text_20_body">
      <style:text-properties officeooo:rsid="0036ce42" officeooo:paragraph-rsid="0036ce42" fo:background-color="transparent"/>
    </style:style>
    <style:style style:name="P28" style:family="paragraph" style:parent-style-name="Text_20_body">
      <style:text-properties officeooo:rsid="00384f08" officeooo:paragraph-rsid="00384f08" fo:background-color="transparent"/>
    </style:style>
    <style:style style:name="P29" style:family="paragraph" style:parent-style-name="Text_20_body">
      <style:text-properties officeooo:rsid="0039b6f2" officeooo:paragraph-rsid="0039b6f2"/>
    </style:style>
    <style:style style:name="P30" style:family="paragraph" style:parent-style-name="Text_20_body">
      <style:text-properties fo:color="#000000" officeooo:rsid="0039b6f2" officeooo:paragraph-rsid="0039b6f2"/>
    </style:style>
    <style:style style:name="P31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30ece" officeooo:paragraph-rsid="00330ece" fo:background-color="transparent"/>
    </style:style>
    <style:style style:name="P32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ae56a" officeooo:paragraph-rsid="003ae56a" fo:background-color="transparent"/>
    </style:style>
    <style:style style:name="P33" style:family="paragraph" style:parent-style-name="Standard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rsid="003afaa2" officeooo:paragraph-rsid="003afaa2" fo:background-color="transparent"/>
    </style:style>
    <style:style style:name="P34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fo:background-color="#dddddd"/>
    </style:style>
    <style:style style:name="P35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officeooo:paragraph-rsid="001ae302" fo:background-color="#dddddd"/>
    </style:style>
    <style:style style:name="P36" style:family="paragraph" style:parent-style-name="Text_20_body" style:list-style-name="L2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fo:background-color="#dddddd"/>
    </style:style>
    <style:style style:name="P37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38" style:family="paragraph" style:parent-style-name="Text_20_body" style:list-style-name="L1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 officeooo:paragraph-rsid="001ae302"/>
    </style:style>
    <style:style style:name="P39" style:family="paragraph" style:parent-style-name="Text_20_body" style:list-style-name="L3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40" style:family="paragraph" style:parent-style-name="Text_20_body" style:list-style-name="L2">
      <style:paragraph-properties fo:margin-left="0in" fo:margin-right="0.2083in" fo:margin-top="0in" fo:margin-bottom="0.0311in" style:contextual-spacing="false" fo:line-height="150%" fo:widows="1" fo:text-indent="0in" style:auto-text-indent="false" fo:padding="0in" fo:border="none"/>
      <style:text-properties fo:font-variant="normal" fo:text-transform="none" fo:color="#de3939" style:font-name="monospace" fo:font-size="10.5pt" fo:letter-spacing="normal" fo:font-style="normal" fo:font-weight="normal" officeooo:rsid="001c8e54"/>
    </style:style>
    <style:style style:name="T1" style:family="text">
      <style:text-properties fo:color="#de3939"/>
    </style:style>
    <style:style style:name="T2" style:family="text">
      <style:text-properties fo:color="#de3939" officeooo:rsid="001c8e54"/>
    </style:style>
    <style:style style:name="T3" style:family="text">
      <style:text-properties fo:color="#de3939" officeooo:rsid="002e9bed"/>
    </style:style>
    <style:style style:name="T4" style:family="text">
      <style:text-properties officeooo:rsid="001e098d"/>
    </style:style>
    <style:style style:name="T5" style:family="text">
      <style:text-properties officeooo:rsid="001fea1a"/>
    </style:style>
    <style:style style:name="T6" style:family="text">
      <style:text-properties fo:color="#000000" style:font-name="Consolas" fo:font-size="9.75pt" fo:background-color="#eeeeee" loext:char-shading-value="0" fo:padding="0in" fo:border="none"/>
    </style:style>
    <style:style style:name="T7" style:family="text">
      <style:text-properties fo:color="#000000" style:font-name="Consolas" fo:font-size="9.75pt" officeooo:rsid="002398c3" fo:background-color="#eeeeee" loext:char-shading-value="0" fo:padding="0in" fo:border="none"/>
    </style:style>
    <style:style style:name="T8" style:family="text">
      <style:text-properties fo:color="#000000" style:font-name="Consolas" fo:font-size="9.75pt" officeooo:rsid="0023f19a" fo:background-color="#eeeeee" loext:char-shading-value="0" fo:padding="0in" fo:border="none"/>
    </style:style>
    <style:style style:name="T9" style:family="text">
      <style:text-properties fo:color="#000000" style:font-name="Consolas" fo:font-size="9.75pt" officeooo:rsid="0024e20d" fo:background-color="#eeeeee" loext:char-shading-value="0" fo:padding="0in" fo:border="none"/>
    </style:style>
    <style:style style:name="T10" style:family="text">
      <style:text-properties fo:color="#000000" style:font-name="Consolas" fo:font-size="9.75pt" officeooo:rsid="0025b693" fo:background-color="#eeeeee" loext:char-shading-value="0" fo:padding="0in" fo:border="none"/>
    </style:style>
    <style:style style:name="T11" style:family="text">
      <style:text-properties fo:color="#000000" style:font-name="Consolas" fo:font-size="9.75pt" officeooo:rsid="00271a6c" fo:background-color="#eeeeee" loext:char-shading-value="0" fo:padding="0in" fo:border="none"/>
    </style:style>
    <style:style style:name="T12" style:family="text">
      <style:text-properties fo:font-variant="normal" fo:text-transform="none" fo:color="#333333" style:font-name="monospace" fo:font-size="10.5pt" fo:letter-spacing="normal" fo:font-style="normal" fo:font-weight="normal" fo:background-color="transparent" loext:char-shading-value="0" fo:padding="0in" fo:border="none"/>
    </style:style>
    <style:style style:name="T13" style:family="text">
      <style:text-properties fo:font-variant="normal" fo:text-transform="none" fo:color="#333333" fo:letter-spacing="normal" fo:background-color="transparent" loext:char-shading-value="0" fo:padding="0in" fo:border="none"/>
    </style:style>
    <style:style style:name="T14" style:family="text">
      <style:text-properties fo:font-variant="normal" fo:text-transform="none" fo:color="#de3939" style:font-name="monospace" fo:font-size="10.5pt" fo:letter-spacing="normal" fo:font-style="normal" fo:font-weight="normal" officeooo:rsid="0029f9c0" fo:background-color="transparent" loext:char-shading-value="0" fo:padding="0in" fo:border="none"/>
    </style:style>
    <style:style style:name="T15" style:family="text">
      <style:text-properties fo:font-variant="normal" fo:text-transform="none" fo:color="#de3939" style:font-name="monospace" fo:font-size="10.5pt" fo:letter-spacing="normal" fo:font-style="normal" fo:font-weight="normal" officeooo:rsid="00328c66" fo:background-color="transparent" loext:char-shading-value="0" fo:padding="0in" fo:border="none"/>
    </style:style>
    <style:style style:name="T16" style:family="text">
      <style:text-properties officeooo:rsid="002398c3"/>
    </style:style>
    <style:style style:name="T17" style:family="text">
      <style:text-properties officeooo:rsid="0023f19a"/>
    </style:style>
    <style:style style:name="T18" style:family="text">
      <style:text-properties style:font-name="monospace" fo:padding="0in" fo:border="none"/>
    </style:style>
    <style:style style:name="T19" style:family="text">
      <style:text-properties officeooo:rsid="0028fe17"/>
    </style:style>
    <style:style style:name="T20" style:family="text">
      <style:text-properties officeooo:rsid="002bd73c"/>
    </style:style>
    <style:style style:name="T21" style:family="text">
      <style:text-properties officeooo:rsid="00308ee0"/>
    </style:style>
    <style:style style:name="T22" style:family="text">
      <style:text-properties officeooo:rsid="0035892a"/>
    </style:style>
    <style:style style:name="T23" style:family="text">
      <style:text-properties officeooo:rsid="00384f0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P: 149.156.185.3</text:p>
      <text:p text:style-name="P13"/>
      <text:p text:style-name="P27">Zauważyłem, że na serwerze zainstalowany jest Ruby w wersji 2.1.5, jednak aplikacja przystosowana jest do wersji 2.2.1 dlatego prosiłbym o wykonanie następujących kroków.</text:p>
      <text:p text:style-name="P27"/>
      <text:p text:style-name="P26">Jako root</text:p>
      <text:p text:style-name="P26">Instalowanie zależności ruby oraz rbenv ( rbenv jest programem do zarządzania wersjami Ruby'ego <text:s/>– <text:span text:style-name="T23">ułatwia jego instalację oraz zamianę w razie potrzeby</text:span>)</text:p>
      <text:p text:style-name="P28">1.Instalacja zależności Ruby oraz Rbenv:</text:p>
      <text:p text:style-name="P12">apt-get install git-core curl zlib1g-dev build-essential libssl-dev libreadline-dev libyaml-dev libsqlite3-dev sqlite3 libxml2-dev libxslt1-dev libcurl4-openssl-dev python-software-properties libffi-dev</text:p>
      <text:p text:style-name="P11"/>
      <text:p text:style-name="P11">jako user</text:p>
      <text:p text:style-name="P1"/>
      <text:p text:style-name="P16">git clone git://github.com/sstephenson/rbenv.git .rbenv </text:p>
      <text:p text:style-name="P14"/>
      <text:list xml:id="list6711377264804045563" text:style-name="L1">
        <text:list-header>
          <text:p text:style-name="P34">echo 'export PATH="$HOME/.rbenv/bin:$PATH"' &gt;&gt; ~/.bash_profile </text:p>
          <text:p text:style-name="P37"/>
          <text:p text:style-name="P35">echo 'eval "$(rbenv init -)"' &gt;&gt; ~/.bash_profile </text:p>
          <text:p text:style-name="P38"/>
          <text:p text:style-name="P35">git clone git://github.com/sstephenson/ruby-build.git ~/.rbenv/plugins/ruby-build </text:p>
          <text:p text:style-name="P37"/>
          <text:p text:style-name="P34">echo 'export PATH="$HOME/.rbenv/plugins/ruby-build/bin:$PATH"' &gt;&gt; ~/.bash_profile </text:p>
          <text:p text:style-name="P37"/>
          <text:p text:style-name="P34">source ~/.bash_profile</text:p>
        </text:list-header>
      </text:list>
      <text:p text:style-name="P24"/>
      <text:p text:style-name="P29">Instalacja Ruby w wersji 2.2.1</text:p>
      <text:p text:style-name="P16">rbenv install -v <text:span text:style-name="T1">2.2.</text:span><text:span text:style-name="T2">1</text:span></text:p>
      <text:p text:style-name="P30">Ustawienie wersji 2.2.1 jako domyślnej</text:p>
      <text:list xml:id="list4779478651093660413" text:style-name="L2">
        <text:list-header>
          <text:p text:style-name="P36">rbenv global <text:span text:style-name="T1">2.2.</text:span><text:span text:style-name="T2">1</text:span></text:p>
          <text:p text:style-name="P40"/>
        </text:list-header>
      </text:list>
      <text:p text:style-name="P23">echo "gem: --no-document" &gt; ~/.gemrc</text:p>
      <text:p text:style-name="P1"/>
      <text:p text:style-name="P3">/instalacja bundlera – potrzebny do instalowania gemow rails/</text:p>
      <text:p text:style-name="P1"><text:soft-page-break/>gem install bundler</text:p>
      <text:p text:style-name="P1"/>
      <text:p text:style-name="P1">/<text:span text:style-name="T4">instalacja rails 4</text:span>/</text:p>
      <text:p text:style-name="P3">gem install rails</text:p>
      <text:p text:style-name="P3"/>
      <text:p text:style-name="P3">rbenv rehash</text:p>
      <text:p text:style-name="P3"/>
      <text:p text:style-name="P3"/>
      <text:p text:style-name="P2">jako root</text:p>
      <text:p text:style-name="P3"/>
      <text:p text:style-name="P3">/<text:span text:style-name="T5">instalacja javascript runtime – potrzebna do niektorych funkcji rails; przyspiesza dzialanie javascript</text:span>/</text:p>
      <text:p text:style-name="P3"/>
      <text:p text:style-name="P3">apt-get install nodejs</text:p>
      <text:p text:style-name="P3"/>
      <text:p text:style-name="P4">/sciaganie <text:span text:style-name="T22">repozytorium</text:span> z github/</text:p>
      <text:p text:style-name="P4"/>
      <text:p text:style-name="P5">git clone <text:a xlink:type="simple" xlink:href="https://github.com/BiennaleINAW/biennale.git">https://github.com/BiennaleINAW/biennale.git</text:a> </text:p>
      <text:p text:style-name="P5"/>
      <text:p text:style-name="P5">/gemy – niektore z bibliotek rails(tzw. Gemy) moga wymagac zainstalowania <text:span text:style-name="T17">bibliotek</text:span> z poziomu root; ponizej przedstawie potencjalne problematyczne gemy, <text:span text:style-name="T16">ich funkcje oraz</text:span> <text:span text:style-name="T17">komendy do zainstalowanie konkretnych</text:span> biblioteki/</text:p>
      <text:p text:style-name="P5"/>
      <text:p text:style-name="P5">gem 'pg' (potrzbny do zintegrowania rails z postgresql)</text:p>
      <text:p text:style-name="P17"><text:span text:style-name="Source_20_Text"><text:span text:style-name="T6">apt-get install libpq-dev</text:span></text:span></text:p>
      <text:p text:style-name="P17"/>
      <text:p text:style-name="P18"><text:span text:style-name="Source_20_Text"><text:span text:style-name="T7">gem 'rmagick' (potrzebny do uploadowaniu plikow w aplikacji)</text:span></text:span></text:p>
      <text:p text:style-name="P18"><text:span text:style-name="Source_20_Text"><text:span text:style-name="T10">wymagana biblioteka: </text:span></text:span><text:span text:style-name="Source_20_Text"><text:span text:style-name="T6"><text:s/>libmagickwand-dev </text:span></text:span><text:span text:style-name="Source_20_Text"><text:span text:style-name="T8">(</text:span></text:span><text:span text:style-name="Source_20_Text"><text:span text:style-name="T9">oprogramowanie do manipulacji obraz</text:span></text:span><text:span text:style-name="Source_20_Text"><text:span text:style-name="T11">ów</text:span></text:span><text:span text:style-name="Source_20_Text"><text:span text:style-name="T8">)</text:span></text:span></text:p>
      <text:p text:style-name="P19"><text:span text:style-name="Source_20_Text"><text:span text:style-name="T6">apt-get install libmagickwand-dev</text:span></text:span></text:p>
      <text:p text:style-name="P18"><text:span text:style-name="Source_20_Text"><text:span text:style-name="T7"/></text:span></text:p>
      <text:p text:style-name="P5"/>
      <text:p text:style-name="P6">Uruch<text:span text:style-name="T19">o</text:span>mianie Serwera</text:p>
      <text:p text:style-name="P6"/>
      <text:p text:style-name="P6"/>
      <text:p text:style-name="P7">Konfiguracja Unicorn</text:p>
      <text:p text:style-name="P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Jako Root</text:p>
      <text:p text:style-name="P20"><text:span text:style-name="T20">utworzyc skrypt w sciezce: </text:span>/etc/init.d/unicorn_<text:span text:style-name="T3">biennale</text:span></text:p>
      <text:p text:style-name="P20"/>
      <text:p text:style-name="P20"><text:span text:style-name="Source_20_Text"><text:span text:style-name="T18">#!/bin/sh</text:span></text:span></text:p>
      <text:p text:style-name="P25"/>
      <text:p text:style-name="P25"><text:span text:style-name="Source_20_Text"><text:span text:style-name="T12">### BEGIN INIT INFO</text:span></text:span></text:p>
      <text:p text:style-name="P25"><text:span text:style-name="Source_20_Text"><text:span text:style-name="T12"># Provides: <text:s text:c="9"/>unicorn</text:span></text:span></text:p>
      <text:p text:style-name="P25"><text:span text:style-name="Source_20_Text"><text:span text:style-name="T12"># Required-Start: <text:s text:c="3"/>$all</text:span></text:span></text:p>
      <text:p text:style-name="P25"><text:span text:style-name="Source_20_Text"><text:span text:style-name="T12"># Required-Stop: <text:s text:c="4"/>$all</text:span></text:span></text:p>
      <text:p text:style-name="P25"><text:span text:style-name="Source_20_Text"><text:span text:style-name="T12"># Default-Start: <text:s text:c="4"/>2 3 4 5</text:span></text:span></text:p>
      <text:p text:style-name="P25"><text:span text:style-name="Source_20_Text"><text:span text:style-name="T12"># Default-Stop: <text:s text:c="5"/>0 1 6</text:span></text:span></text:p>
      <text:p text:style-name="P25"><text:span text:style-name="Source_20_Text"><text:span text:style-name="T12"># Short-Description: starts the unicorn app server</text:span></text:span></text:p>
      <text:p text:style-name="P25"><text:span text:style-name="Source_20_Text"><text:span text:style-name="T12"># Description: <text:s text:c="6"/>starts unicorn using start-stop-daemon</text:span></text:span></text:p>
      <text:p text:style-name="P25"><text:span text:style-name="Source_20_Text"><text:span text:style-name="T12">### END INIT INFO</text:span></text:span></text:p>
      <text:p text:style-name="P25"/>
      <text:p text:style-name="P25"><text:span text:style-name="Source_20_Text"><text:span text:style-name="T12">set -e</text:span></text:span></text:p>
      <text:p text:style-name="P25"/>
      <text:p text:style-name="P25"><text:span text:style-name="Source_20_Text"><text:span text:style-name="T12">USAGE="Usage: $0 &lt;start|stop|restart|upgrade|rotate|force-stop&gt;"</text:span></text:span></text:p>
      <text:p text:style-name="P25"/>
      <text:p text:style-name="P25"><text:span text:style-name="Source_20_Text"><text:span text:style-name="T12"># app settings</text:span></text:span></text:p>
      <text:p text:style-name="P25"><text:span text:style-name="Source_20_Text"><text:span text:style-name="T12">USER="</text:span></text:span><text:span text:style-name="Source_20_Text"><text:span text:style-name="T14">mkusior</text:span></text:span><text:span text:style-name="Source_20_Text"><text:span text:style-name="T12">"</text:span></text:span></text:p>
      <text:p text:style-name="P25"><text:span text:style-name="Source_20_Text"><text:span text:style-name="T12">APP_NAME="</text:span></text:span><text:span text:style-name="Source_20_Text"><text:span text:style-name="T14">biennale</text:span></text:span><text:span text:style-name="Source_20_Text"><text:span text:style-name="T12">"</text:span></text:span></text:p>
      <text:p text:style-name="P25"><text:span text:style-name="Source_20_Text"><text:span text:style-name="T12">APP_ROOT="/home/$USER/$APP_NAME"</text:span></text:span></text:p>
      <text:p text:style-name="P25"><text:span text:style-name="Source_20_Text"><text:span text:style-name="T12">ENV="production"</text:span></text:span></text:p>
      <text:p text:style-name="P25"/>
      <text:p text:style-name="P25"><text:span text:style-name="Source_20_Text"><text:span text:style-name="T12"># environment settings</text:span></text:span></text:p>
      <text:p text:style-name="P25"><text:span text:style-name="Source_20_Text"><text:span text:style-name="T12">PATH="/home/$USER/.rbenv/shims:/home/$USER/.rbenv/bin:$PATH"</text:span></text:span></text:p>
      <text:p text:style-name="P25"><text:span text:style-name="Source_20_Text"><text:span text:style-name="T12">CMD="cd $APP_ROOT &amp;&amp; bundle exec unicorn -c config/unicorn.rb -E $ENV -D"</text:span></text:span></text:p>
      <text:p text:style-name="P25"><text:span text:style-name="Source_20_Text"><text:span text:style-name="T12">PID="$APP_ROOT/shared/pids/unicorn.pid"</text:span></text:span></text:p>
      <text:p text:style-name="P25"><text:span text:style-name="Source_20_Text"><text:span text:style-name="T12">OLD_PID="$PID.oldbin"</text:span></text:span></text:p>
      <text:p text:style-name="P25"/>
      <text:p text:style-name="P25"><text:span text:style-name="Source_20_Text"><text:span text:style-name="T12"># make sure the app exists</text:span></text:span></text:p>
      <text:p text:style-name="P25"><text:span text:style-name="Source_20_Text"><text:span text:style-name="T12">cd $APP_ROOT || exit 1</text:span></text:span></text:p>
      <text:p text:style-name="P25"/>
      <text:p text:style-name="P25"><text:span text:style-name="Source_20_Text"><text:span text:style-name="T12">sig () {</text:span></text:span></text:p>
      <text:p text:style-name="P25"><text:span text:style-name="Source_20_Text"><text:span text:style-name="T13"><text:s text:c="2"/></text:span></text:span><text:span text:style-name="Source_20_Text"><text:span text:style-name="T12">test -s "$PID" &amp;&amp; kill -$1 `cat $PID`</text:span></text:span></text:p>
      <text:p text:style-name="P25"><text:soft-page-break/><text:span text:style-name="Source_20_Text"><text:span text:style-name="T12">}</text:span></text:span></text:p>
      <text:p text:style-name="P25"/>
      <text:p text:style-name="P25"><text:span text:style-name="Source_20_Text"><text:span text:style-name="T12">oldsig () {</text:span></text:span></text:p>
      <text:p text:style-name="P25"><text:span text:style-name="Source_20_Text"><text:span text:style-name="T13"><text:s text:c="2"/></text:span></text:span><text:span text:style-name="Source_20_Text"><text:span text:style-name="T12">test -s $OLD_PID &amp;&amp; kill -$1 `cat $OLD_PID`</text:span></text:span></text:p>
      <text:p text:style-name="P25"><text:span text:style-name="Source_20_Text"><text:span text:style-name="T12">}</text:span></text:span></text:p>
      <text:p text:style-name="P25"/>
      <text:p text:style-name="P25"><text:span text:style-name="Source_20_Text"><text:span text:style-name="T12">case $1 in</text:span></text:span></text:p>
      <text:p text:style-name="P25"><text:span text:style-name="Source_20_Text"><text:span text:style-name="T13"><text:s text:c="2"/></text:span></text:span><text:span text:style-name="Source_20_Text"><text:span text:style-name="T12">start)</text:span></text:span></text:p>
      <text:p text:style-name="P25"><text:span text:style-name="Source_20_Text"><text:span text:style-name="T13"><text:s text:c="4"/></text:span></text:span><text:span text:style-name="Source_20_Text"><text:span text:style-name="T12">sig 0 &amp;&amp; echo &gt;&amp;2 "Already running" &amp;&amp; exit 0</text:span></text:span></text:p>
      <text:p text:style-name="P25"><text:span text:style-name="Source_20_Text"><text:span text:style-name="T13"><text:s text:c="4"/></text:span></text:span><text:span text:style-name="Source_20_Text"><text:span text:style-name="T12">echo "Starting $APP_NAME"</text:span></text:span></text:p>
      <text:p text:style-name="P25"><text:span text:style-name="Source_20_Text"><text:span text:style-name="T13"><text:s text:c="4"/></text:span></text:span><text:span text:style-name="Source_20_Text"><text:span text:style-name="T12">su - $USER -c "$CMD"</text:span></text:span></text:p>
      <text:p text:style-name="P25"><text:span text:style-name="Source_20_Text"><text:span text:style-name="T13"><text:s text:c="4"/></text:span></text:span><text:span text:style-name="Source_20_Text"><text:span text:style-name="T12">;;</text:span></text:span></text:p>
      <text:p text:style-name="P25"><text:span text:style-name="Source_20_Text"><text:span text:style-name="T13"><text:s text:c="2"/></text:span></text:span><text:span text:style-name="Source_20_Text"><text:span text:style-name="T12">stop)</text:span></text:span></text:p>
      <text:p text:style-name="P25"><text:span text:style-name="Source_20_Text"><text:span text:style-name="T13"><text:s text:c="4"/></text:span></text:span><text:span text:style-name="Source_20_Text"><text:span text:style-name="T12">echo "Stopping $APP_NAME"</text:span></text:span></text:p>
      <text:p text:style-name="P25"><text:span text:style-name="Source_20_Text"><text:span text:style-name="T13"><text:s text:c="4"/></text:span></text:span><text:span text:style-name="Source_20_Text"><text:span text:style-name="T12">sig QUIT &amp;&amp; exit 0</text:span></text:span></text:p>
      <text:p text:style-name="P25"><text:span text:style-name="Source_20_Text"><text:span text:style-name="T13"><text:s text:c="4"/></text:span></text:span><text:span text:style-name="Source_20_Text"><text:span text:style-name="T12">echo &gt;&amp;2 "Not running"</text:span></text:span></text:p>
      <text:p text:style-name="P25"><text:span text:style-name="Source_20_Text"><text:span text:style-name="T13"><text:s text:c="4"/></text:span></text:span><text:span text:style-name="Source_20_Text"><text:span text:style-name="T12">;;</text:span></text:span></text:p>
      <text:p text:style-name="P25"><text:span text:style-name="Source_20_Text"><text:span text:style-name="T13"><text:s text:c="2"/></text:span></text:span><text:span text:style-name="Source_20_Text"><text:span text:style-name="T12">force-stop)</text:span></text:span></text:p>
      <text:p text:style-name="P25"><text:span text:style-name="Source_20_Text"><text:span text:style-name="T13"><text:s text:c="4"/></text:span></text:span><text:span text:style-name="Source_20_Text"><text:span text:style-name="T12">echo "Force stopping $APP_NAME"</text:span></text:span></text:p>
      <text:p text:style-name="P25"><text:span text:style-name="Source_20_Text"><text:span text:style-name="T13"><text:s text:c="4"/></text:span></text:span><text:span text:style-name="Source_20_Text"><text:span text:style-name="T12">sig TERM &amp;&amp; exit 0</text:span></text:span></text:p>
      <text:p text:style-name="P25"><text:span text:style-name="Source_20_Text"><text:span text:style-name="T13"><text:s text:c="4"/></text:span></text:span><text:span text:style-name="Source_20_Text"><text:span text:style-name="T12">echo &gt;&amp;2 "Not running"</text:span></text:span></text:p>
      <text:p text:style-name="P25"><text:span text:style-name="Source_20_Text"><text:span text:style-name="T13"><text:s text:c="4"/></text:span></text:span><text:span text:style-name="Source_20_Text"><text:span text:style-name="T12">;;</text:span></text:span></text:p>
      <text:p text:style-name="P25"><text:span text:style-name="Source_20_Text"><text:span text:style-name="T13"><text:s text:c="2"/></text:span></text:span><text:span text:style-name="Source_20_Text"><text:span text:style-name="T12">restart|reload|upgrade)</text:span></text:span></text:p>
      <text:p text:style-name="P25"><text:span text:style-name="Source_20_Text"><text:span text:style-name="T13"><text:s text:c="4"/></text:span></text:span><text:span text:style-name="Source_20_Text"><text:span text:style-name="T12">sig USR2 &amp;&amp; echo "reloaded $APP_NAME" &amp;&amp; exit 0</text:span></text:span></text:p>
      <text:p text:style-name="P25"><text:span text:style-name="Source_20_Text"><text:span text:style-name="T13"><text:s text:c="4"/></text:span></text:span><text:span text:style-name="Source_20_Text"><text:span text:style-name="T12">echo &gt;&amp;2 "Couldn't reload, starting '$CMD' instead"</text:span></text:span></text:p>
      <text:p text:style-name="P25"><text:span text:style-name="Source_20_Text"><text:span text:style-name="T13"><text:s text:c="4"/></text:span></text:span><text:span text:style-name="Source_20_Text"><text:span text:style-name="T12">$CMD</text:span></text:span></text:p>
      <text:p text:style-name="P25"><text:span text:style-name="Source_20_Text"><text:span text:style-name="T13"><text:s text:c="4"/></text:span></text:span><text:span text:style-name="Source_20_Text"><text:span text:style-name="T12">;;</text:span></text:span></text:p>
      <text:p text:style-name="P25"><text:span text:style-name="Source_20_Text"><text:span text:style-name="T13"><text:s text:c="2"/></text:span></text:span><text:span text:style-name="Source_20_Text"><text:span text:style-name="T12">rotate)</text:span></text:span></text:p>
      <text:p text:style-name="P25"><text:span text:style-name="Source_20_Text"><text:span text:style-name="T13"><text:s text:c="4"/></text:span></text:span><text:span text:style-name="Source_20_Text"><text:span text:style-name="T12">sig USR1 &amp;&amp; echo rotated logs OK &amp;&amp; exit 0</text:span></text:span></text:p>
      <text:p text:style-name="P25"><text:span text:style-name="Source_20_Text"><text:span text:style-name="T13"><text:s text:c="4"/></text:span></text:span><text:span text:style-name="Source_20_Text"><text:span text:style-name="T12">echo &gt;&amp;2 "Couldn't rotate logs" &amp;&amp; exit 1</text:span></text:span></text:p>
      <text:p text:style-name="P25"><text:span text:style-name="Source_20_Text"><text:span text:style-name="T13"><text:s text:c="4"/></text:span></text:span><text:span text:style-name="Source_20_Text"><text:span text:style-name="T12">;;</text:span></text:span></text:p>
      <text:p text:style-name="P25"><text:span text:style-name="Source_20_Text"><text:span text:style-name="T13"><text:s text:c="2"/></text:span></text:span><text:span text:style-name="Source_20_Text"><text:span text:style-name="T12">*)</text:span></text:span></text:p>
      <text:p text:style-name="P25"><text:span text:style-name="Source_20_Text"><text:span text:style-name="T13"><text:s text:c="4"/></text:span></text:span><text:span text:style-name="Source_20_Text"><text:span text:style-name="T12">echo &gt;&amp;2 $USAGE</text:span></text:span></text:p>
      <text:p text:style-name="P25"><text:span text:style-name="Source_20_Text"><text:span text:style-name="T13"><text:s text:c="4"/></text:span></text:span><text:span text:style-name="Source_20_Text"><text:span text:style-name="T12">exit 1</text:span></text:span></text:p>
      <text:p text:style-name="P25"><text:span text:style-name="Source_20_Text"><text:span text:style-name="T13"><text:s text:c="4"/></text:span></text:span><text:span text:style-name="Source_20_Text"><text:span text:style-name="T12">;;</text:span></text:span></text:p>
      <text:p text:style-name="P25"><text:span text:style-name="Source_20_Text"><text:span text:style-name="T12">esac</text:span></text:span></text:p>
      <text:p text:style-name="P7"/>
      <text:p text:style-name="P7"/>
      <text:p text:style-name="P15">chmod 755 /etc/init.d/unicorn_<text:span text:style-name="T21">biennale</text:span></text:p>
      <text:list xml:id="list7372704712314227275" text:style-name="L3">
        <text:list-header>
          <text:p text:style-name="P39">update-rc.d unicorn_<text:span text:style-name="T21">biennale</text:span> defaults</text:p>
        </text:list-header>
      </text:list>
      <text:p text:style-name="P7"/>
      <text:p text:style-name="P7"/>
      <text:p text:style-name="P8">instalacja nginx</text:p>
      <text:p text:style-name="P8"><text:soft-page-break/>apt-get install nginx</text:p>
      <text:p text:style-name="P8"/>
      <text:p text:style-name="P9">otworzyc w edytorze tekstu</text:p>
      <text:p text:style-name="P8">/etc/nginx/sites-available/default</text:p>
      <text:p text:style-name="P9">I podmienic zawartosc</text:p>
      <text:p text:style-name="P9"/>
      <text:p text:style-name="P22"><text:span text:style-name="Source_20_Text"><text:span text:style-name="T18">upstream app {</text:span></text:span></text:p>
      <text:p text:style-name="P25"><text:span text:style-name="Source_20_Text"><text:span text:style-name="T13"><text:s text:c="4"/></text:span></text:span><text:span text:style-name="Source_20_Text"><text:span text:style-name="T12"># Path to Unicorn SOCK file, as defined previously</text:span></text:span></text:p>
      <text:p text:style-name="P25"><text:span text:style-name="Source_20_Text"><text:span text:style-name="T13"><text:s text:c="4"/></text:span></text:span><text:span text:style-name="Source_20_Text"><text:span text:style-name="T12">server unix:/home/</text:span></text:span><text:span text:style-name="Source_20_Text"><text:span text:style-name="T15">mkusior</text:span></text:span><text:span text:style-name="Source_20_Text"><text:span text:style-name="T12">/</text:span></text:span><text:span text:style-name="Source_20_Text"><text:span text:style-name="T15">biennale</text:span></text:span><text:span text:style-name="Source_20_Text"><text:span text:style-name="T12">/shared/sockets/unicorn.sock fail_timeout=0;</text:span></text:span></text:p>
      <text:p text:style-name="P25"><text:span text:style-name="Source_20_Text"><text:span text:style-name="T12">}</text:span></text:span></text:p>
      <text:p text:style-name="P25"/>
      <text:p text:style-name="P25"><text:span text:style-name="Source_20_Text"><text:span text:style-name="T12">server {</text:span></text:span></text:p>
      <text:p text:style-name="P25"><text:span text:style-name="Source_20_Text"><text:span text:style-name="T13"><text:s text:c="4"/></text:span></text:span><text:span text:style-name="Source_20_Text"><text:span text:style-name="T12">listen 80;</text:span></text:span></text:p>
      <text:p text:style-name="P25"><text:span text:style-name="Source_20_Text"><text:span text:style-name="T13"><text:s text:c="4"/></text:span></text:span><text:span text:style-name="Source_20_Text"><text:span text:style-name="T12">server_name localhost;</text:span></text:span></text:p>
      <text:p text:style-name="P25"/>
      <text:p text:style-name="P25"><text:span text:style-name="Source_20_Text"><text:span text:style-name="T13"><text:s text:c="4"/></text:span></text:span><text:span text:style-name="Source_20_Text"><text:span text:style-name="T12">root /home/</text:span></text:span><text:span text:style-name="Source_20_Text"><text:span text:style-name="T15">mkusior</text:span></text:span><text:span text:style-name="Source_20_Text"><text:span text:style-name="T12">/</text:span></text:span><text:span text:style-name="Source_20_Text"><text:span text:style-name="T15">biennale</text:span></text:span><text:span text:style-name="Source_20_Text"><text:span text:style-name="T12">/public;</text:span></text:span></text:p>
      <text:p text:style-name="P25"/>
      <text:p text:style-name="P25"><text:span text:style-name="Source_20_Text"><text:span text:style-name="T13"><text:s text:c="4"/></text:span></text:span><text:span text:style-name="Source_20_Text"><text:span text:style-name="T12">try_files $uri/index.html $uri @app;</text:span></text:span></text:p>
      <text:p text:style-name="P25"/>
      <text:p text:style-name="P25"><text:span text:style-name="Source_20_Text"><text:span text:style-name="T13"><text:s text:c="4"/></text:span></text:span><text:span text:style-name="Source_20_Text"><text:span text:style-name="T12">location @app {</text:span></text:span></text:p>
      <text:p text:style-name="P25"><text:span text:style-name="Source_20_Text"><text:span text:style-name="T13"><text:s text:c="8"/></text:span></text:span><text:span text:style-name="Source_20_Text"><text:span text:style-name="T12">proxy_pass http://app;</text:span></text:span></text:p>
      <text:p text:style-name="P25"><text:span text:style-name="Source_20_Text"><text:span text:style-name="T13"><text:s text:c="8"/></text:span></text:span><text:span text:style-name="Source_20_Text"><text:span text:style-name="T12">proxy_set_header X-Forwarded-For $proxy_add_x_forwarded_for;</text:span></text:span></text:p>
      <text:p text:style-name="P25"><text:span text:style-name="Source_20_Text"><text:span text:style-name="T13"><text:s text:c="8"/></text:span></text:span><text:span text:style-name="Source_20_Text"><text:span text:style-name="T12">proxy_set_header Host $http_host;</text:span></text:span></text:p>
      <text:p text:style-name="P25"><text:span text:style-name="Source_20_Text"><text:span text:style-name="T13"><text:s text:c="8"/></text:span></text:span><text:span text:style-name="Source_20_Text"><text:span text:style-name="T12">proxy_redirect off;</text:span></text:span></text:p>
      <text:p text:style-name="P25"><text:span text:style-name="Source_20_Text"><text:span text:style-name="T13"><text:s text:c="4"/></text:span></text:span><text:span text:style-name="Source_20_Text"><text:span text:style-name="T12">}</text:span></text:span></text:p>
      <text:p text:style-name="P25"/>
      <text:p text:style-name="P25"><text:span text:style-name="Source_20_Text"><text:span text:style-name="T13"><text:s text:c="4"/></text:span></text:span><text:span text:style-name="Source_20_Text"><text:span text:style-name="T12">error_page 500 502 503 504 /500.html;</text:span></text:span></text:p>
      <text:p text:style-name="P25"><text:span text:style-name="Source_20_Text"><text:span text:style-name="T13"><text:s text:c="4"/></text:span></text:span><text:span text:style-name="Source_20_Text"><text:span text:style-name="T12">client_max_body_size 4G;</text:span></text:span></text:p>
      <text:p text:style-name="P25"><text:span text:style-name="Source_20_Text"><text:span text:style-name="T13"><text:s text:c="4"/></text:span></text:span><text:span text:style-name="Source_20_Text"><text:span text:style-name="T12">keepalive_timeout 10;</text:span></text:span></text:p>
      <text:p text:style-name="P25"><text:span text:style-name="Source_20_Text"><text:span text:style-name="T12">}</text:span></text:span></text:p>
      <text:p text:style-name="P9"/>
      <text:p text:style-name="P9"/>
      <text:p text:style-name="P9">sudo service nginx restart</text:p>
      <text:p text:style-name="P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2">&lt;VirtualHost *:80&gt;</text:p>
      <text:p text:style-name="P32"><text:s text:c="4"/>ServerName inaw.pl</text:p>
      <text:p text:style-name="P32"><text:s text:c="4"/>DocumentRoot /home/mkusior/biennale/public</text:p>
      <text:p text:style-name="P32"><text:s text:c="4"/>DocumentRoot /home/mkusior/biennale/public</text:p>
      <text:p text:style-name="P32"><text:s text:c="4"/>&lt;Directory "/home/mkusior/biennale/public"&gt;</text:p>
      <text:p text:style-name="P32"><text:s text:c="8"/>Options FollowSymLinks</text:p>
      <text:p text:style-name="P32"><text:s text:c="8"/>Require all granted</text:p>
      <text:p text:style-name="P32"><text:s text:c="4"/>&lt;/Directory&gt;</text:p>
      <text:p text:style-name="P32">&lt;/VirtualHost&gt;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2:41:01.336300529</meta:creation-date>
    <dc:date>2015-12-18T01:44:58.068105288</dc:date>
    <meta:editing-duration>PT2H55M57S</meta:editing-duration>
    <meta:editing-cycles>31</meta:editing-cycles>
    <meta:generator>LibreOffice/4.2.8.2$Linux_x86 LibreOffice_project/420m0$Build-2</meta:generator>
    <meta:document-statistic meta:table-count="0" meta:image-count="0" meta:object-count="0" meta:page-count="6" meta:paragraph-count="139" meta:word-count="538" meta:character-count="4526" meta:non-whitespace-character-count="3867"/>
  </office:meta>
</office:document-meta>
</file>